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6]-[.B2]" office:value-type="float" office:value="-0.00168954814367272" calcext:value-type="float">
            <text:p>-0.0016895481</text:p>
          </table:table-cell>
          <table:table-cell office:value-type="float" office:value="-0.00182939364554087" calcext:value-type="float">
            <text:p>-0.0018293936</text:p>
          </table:table-cell>
          <table:table-cell table:formula="of:=ABS([.D2]/[.B2])" office:value-type="float" office:value="0.360104205647143" calcext:value-type="float">
            <text:p>0.3601042056</text:p>
          </table:table-cell>
          <table:table-cell table:formula="of:=ABS(([.D2]-[.C2])/[.C2])" office:value-type="float" office:value="0.0827709481921926" calcext:value-type="float">
            <text:p>0.08277094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324155161592827" calcext:value-type="float">
            <text:p>0.0032415516</text:p>
          </table:table-cell>
          <table:table-cell table:formula="of:=[.B6]-[.B3]" office:value-type="float" office:value="0.000149078746654627" calcext:value-type="float">
            <text:p>0.0001490787</text:p>
          </table:table-cell>
          <table:table-cell office:value-type="float" office:value="0.00015012673282539" calcext:value-type="float">
            <text:p>0.0001501267</text:p>
          </table:table-cell>
          <table:table-cell table:formula="of:=ABS([.D3]/[.B3])" office:value-type="float" office:value="0.0463132322458481" calcext:value-type="float">
            <text:p>0.0463132322</text:p>
          </table:table-cell>
          <table:table-cell table:formula="of:=ABS(([.D3]-[.C3])/[.C3])" office:value-type="float" office:value="0.00702974900366343" calcext:value-type="float">
            <text:p>0.007029749</text:p>
          </table:table-cell>
          <table:table-cell office:value-type="float" office:value="0.0574" calcext:value-type="float">
            <text:p>0.05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345741790589474" calcext:value-type="float">
            <text:p>0.0034574179</text:p>
          </table:table-cell>
          <table:table-cell table:formula="of:=[.B6]-[.B4]" office:value-type="float" office:value="-0.0000667875433118408" calcext:value-type="float">
            <text:p>-6.67875433118408E-005</text:p>
          </table:table-cell>
          <table:table-cell table:style-name="ce2" office:value-type="float" office:value="-0.00006650056103614" calcext:value-type="float">
            <text:p>-6.65E-005</text:p>
          </table:table-cell>
          <table:table-cell table:formula="of:=ABS([.D4]/[.B4])" office:value-type="float" office:value="0.0192341692112948" calcext:value-type="float">
            <text:p>0.0192341692</text:p>
          </table:table-cell>
          <table:table-cell table:formula="of:=ABS(([.D4]-[.C4])/[.C4])" office:value-type="float" office:value="0.00429694313445352" calcext:value-type="float">
            <text:p>0.0042969431</text:p>
          </table:table-cell>
          <table:table-cell office:value-type="float" office:value="0.1093" calcext:value-type="float">
            <text:p>0.10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338879659566716" calcext:value-type="float">
            <text:p>0.0033887966</text:p>
          </table:table-cell>
          <table:table-cell table:formula="of:=[.B6]-[.B5]" office:value-type="float" office:value="0.00000183376691573981" calcext:value-type="float">
            <text:p>1.83376691573981E-006</text:p>
          </table:table-cell>
          <table:table-cell table:style-name="ce2" office:value-type="float" office:value="0.00000183557990748266" calcext:value-type="float">
            <text:p>1.84E-006</text:p>
          </table:table-cell>
          <table:table-cell table:formula="of:=ABS([.D5]/[.B5])" office:value-type="float" office:value="0.000541661281715635" calcext:value-type="float">
            <text:p>0.0005416613</text:p>
          </table:table-cell>
          <table:table-cell table:formula="of:=ABS(([.D5]-[.C5])/[.C5])" office:value-type="float" office:value="0.000988670766869407" calcext:value-type="float">
            <text:p>0.0009886708</text:p>
          </table:table-cell>
          <table:table-cell office:value-type="float" office:value="0.1571" calcext:value-type="float">
            <text:p>0.1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33906303625829" calcext:value-type="float">
            <text:p>0.00339063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1:18:20.150812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5-04T12:35:43.656878394</dc:date>
    <meta:editing-duration>PT12H30M27S</meta:editing-duration>
    <meta:editing-cycles>12</meta:editing-cycles>
    <meta:generator>LibreOffice/4.2.8.2$Linux_X86_64 LibreOffice_project/420m0$Build-2</meta:generator>
    <meta:document-statistic meta:table-count="1" meta:cell-count="36" meta:object-count="0"/>
  </office:meta>
</office:document-meta>
</file>